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8cm" fo:min-width="0.208cm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2.7cm"/>
    </style:style>
    <style:style style:name="gr5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3.15cm" fo:min-width="25.1cm" draw:shadow-opacity="0%"/>
    </style:style>
    <style:style style:name="gr6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0.95cm" fo:min-width="23.9cm" draw:shadow-opacity="0%"/>
    </style:style>
    <style:style style:name="gr7" style:family="graphic" style:parent-style-name="standard">
      <style:graphic-properties draw:stroke="none" svg:stroke-color="#000000" draw:fill="none" draw:fill-color="#ffffff" fo:min-height="0.704cm"/>
    </style:style>
    <style:style style:name="gr8" style:family="graphic" style:parent-style-name="standard">
      <style:graphic-properties draw:fill="solid" draw:fill-color="#ffffff" draw:opacity="0%" draw:textarea-horizontal-align="justify" draw:textarea-vertical-align="middle" draw:auto-grow-height="false" fo:min-height="6.95cm" fo:min-width="21.6cm" draw:shadow-opacity="0%"/>
    </style:style>
    <style:style style:name="gr9" style:family="graphic" style:parent-style-name="standard">
      <style:graphic-properties draw:fill="solid" draw:fill-color="#ffffff" draw:opacity="0%" draw:textarea-horizontal-align="justify" draw:textarea-vertical-align="middle" draw:auto-grow-height="false" fo:min-height="8.45cm" fo:min-width="22.6cm" draw:shadow-opacity="0%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407cm"/>
    </style:style>
    <style:style style:name="gr12" style:family="graphic" style:parent-style-name="standard">
      <style:graphic-properties draw:fill="solid" draw:fill-color="#ffffff" draw:opacity="0%" draw:textarea-horizontal-align="justify" draw:textarea-vertical-align="middle" draw:auto-grow-height="false" fo:min-height="3.85cm" fo:min-width="20.7cm" draw:shadow-opacity="0%"/>
    </style:style>
    <style:style style:name="gr13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2.949cm" fo:min-width="24.1cm" draw:shadow-opacity="0%"/>
    </style:style>
    <style:style style:name="gr14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0.649cm" fo:min-width="22.8cm" draw:shadow-opacity="0%"/>
    </style:style>
    <style:style style:name="gr15" style:family="graphic" style:parent-style-name="standard">
      <style:graphic-properties draw:fill="solid" draw:fill-color="#ffffff" draw:opacity="0%" draw:textarea-horizontal-align="justify" draw:textarea-vertical-align="middle" draw:auto-grow-height="false" fo:min-height="6.75cm" fo:min-width="20.399cm" draw:shadow-opacity="0%"/>
    </style:style>
    <style:style style:name="gr16" style:family="graphic" style:parent-style-name="standard">
      <style:graphic-properties draw:fill="solid" draw:fill-color="#ffffff" draw:opacity="0%" draw:textarea-horizontal-align="justify" draw:textarea-vertical-align="middle" draw:auto-grow-height="false" fo:min-height="3.05cm" fo:min-width="18.4cm" draw:shadow-opacity="0%"/>
    </style:style>
    <style:style style:name="gr17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.15cm" fo:min-width="16.5cm" draw:shadow-opacity="0%"/>
    </style:style>
    <style:style style:name="P1" style:family="paragraph">
      <style:paragraph-properties fo:text-align="center"/>
    </style:style>
    <style:style style:name="P2" style:family="paragraph">
      <style:text-properties fo:font-size="12pt" style:text-underline-style="solid" style:text-underline-width="auto" style:text-underline-color="#000000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.1cm" svg:x="3.8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2.6cm" svg:height="0.9cm" svg:x="3.1cm" svg:y="4.8cm">
          <draw:text-box>
            <text:p><text:span text:style-name="T1">:Internaute</text:span></text:p>
          </draw:text-box>
        </draw:frame>
        <draw:line draw:style-name="gr3" draw:text-style-name="P1" draw:layer="layout" svg:x1="4.3cm" svg:y1="4.9cm" svg:x2="4.3cm" svg:y2="18.2cm">
          <text:p/>
        </draw:line>
        <draw:line draw:style-name="gr3" draw:text-style-name="P1" draw:layer="layout" svg:x1="13.5cm" svg:y1="4.9cm" svg:x2="13.5cm" svg:y2="18.2cm">
          <text:p/>
        </draw:line>
        <draw:line draw:style-name="gr3" draw:text-style-name="P1" draw:layer="layout" svg:x1="22.4cm" svg:y1="4.9cm" svg:x2="22.4cm" svg:y2="18.2cm">
          <text:p/>
        </draw:line>
        <draw:custom-shape draw:style-name="gr4" draw:text-style-name="P1" draw:layer="layout" svg:width="3.2cm" svg:height="0.8cm" svg:x="12cm" svg:y="4cm">
          <text:p text:style-name="P1">:Syste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5.6cm" svg:height="13.4cm" svg:x="1cm" svg:y="5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4cm" svg:height="11.2cm" svg:x="1.312cm" svg:y="7.34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5cm" svg:height="0.962cm" svg:x="1.7cm" svg:y="1.5cm">
          <draw:text-box>
            <text:p>Interface</text:p>
          </draw:text-box>
        </draw:frame>
        <draw:frame draw:style-name="gr7" draw:layer="layout" svg:width="1.6cm" svg:height="0.962cm" svg:x="1.3cm" svg:y="5.7cm">
          <draw:text-box>
            <text:p>opt</text:p>
          </draw:text-box>
        </draw:frame>
        <draw:frame draw:style-name="gr7" draw:layer="layout" svg:width="5.9cm" svg:height="0.962cm" svg:x="4.8cm" svg:y="6cm">
          <draw:text-box>
            <text:p>[ afficher interface ]</text:p>
          </draw:text-box>
        </draw:frame>
        <draw:frame draw:style-name="gr7" draw:layer="layout" svg:width="2.7cm" svg:height="0.962cm" svg:x="1.5cm" svg:y="7.4cm">
          <draw:text-box>
            <text:p>loop</text:p>
          </draw:text-box>
        </draw:frame>
        <draw:frame draw:style-name="gr7" draw:layer="layout" svg:width="5.9cm" svg:height="0.962cm" svg:x="5cm" svg:y="7.3cm">
          <draw:text-box>
            <text:p>[ interagir <text:s/>]</text:p>
          </draw:text-box>
        </draw:frame>
        <draw:custom-shape draw:style-name="gr8" draw:text-style-name="P1" draw:layer="layout" svg:width="22.1cm" svg:height="7.2cm" svg:x="2.3cm" svg:y="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3.1cm" svg:height="8.7cm" svg:x="1.7cm" svg:y="8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6cm" svg:y1="14.3cm" svg:x2="23.8cm" svg:y2="14.3cm">
          <text:p/>
        </draw:line>
        <draw:line draw:style-name="gr10" draw:text-style-name="P1" draw:layer="layout" svg:x1="4.3cm" svg:y1="10.8cm" svg:x2="13.5cm" svg:y2="10.8cm">
          <text:p/>
        </draw:line>
        <draw:line draw:style-name="gr10" draw:text-style-name="P1" draw:layer="layout" svg:x1="4.3cm" svg:y1="15.8cm" svg:x2="13.5cm" svg:y2="15.8cm">
          <text:p/>
        </draw:line>
        <draw:frame draw:style-name="gr11" draw:layer="layout" svg:width="1.5cm" svg:height="1.657cm" svg:x="2.7cm" svg:y="9.4cm">
          <draw:text-box>
            <text:p>opt</text:p>
          </draw:text-box>
        </draw:frame>
        <draw:frame draw:style-name="gr7" draw:layer="layout" svg:width="7.1cm" svg:height="0.962cm" svg:x="5.4cm" svg:y="9.6cm">
          <draw:text-box>
            <text:p>Définir catégorie</text:p>
          </draw:text-box>
        </draw:frame>
        <draw:custom-shape draw:style-name="gr12" draw:text-style-name="P1" draw:layer="layout" svg:width="21.2cm" svg:height="4.1cm" svg:x="2.5cm" svg:y="12.2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4cm" svg:height="0.962cm" svg:x="2cm" svg:y="8.4cm">
          <draw:text-box>
            <text:p>____</text:p>
          </draw:text-box>
        </draw:frame>
        <draw:frame draw:style-name="gr11" draw:layer="layout" svg:width="1.5cm" svg:height="1.657cm" svg:x="2.6cm" svg:y="12.2cm">
          <draw:text-box>
            <text:p>alt</text:p>
          </draw:text-box>
        </draw:frame>
        <draw:line draw:style-name="gr10" draw:text-style-name="P1" draw:layer="layout" svg:x1="4.3cm" svg:y1="13.6cm" svg:x2="13.5cm" svg:y2="13.6cm">
          <text:p/>
        </draw:line>
        <draw:frame draw:style-name="gr7" draw:layer="layout" svg:width="6.1cm" svg:height="0.962cm" svg:x="5.1cm" svg:y="12.6cm">
          <draw:text-box>
            <text:p>Ajout commentaire</text:p>
          </draw:text-box>
        </draw:frame>
        <draw:frame draw:style-name="gr7" draw:layer="layout" svg:width="6.2cm" svg:height="0.962cm" svg:x="5cm" svg:y="14.5cm">
          <draw:text-box>
            <text:p>Ajout lien</text:p>
          </draw:text-box>
        </draw:frame>
        <draw:line draw:style-name="gr10" draw:text-style-name="P1" draw:layer="layout" svg:x1="13.5cm" svg:y1="10.8cm" svg:x2="22.4cm" svg:y2="10.8cm">
          <text:p/>
        </draw:line>
        <draw:line draw:style-name="gr10" draw:text-style-name="P1" draw:layer="layout" svg:x1="4.3cm" svg:y1="18cm" svg:x2="13.5cm" svg:y2="18cm">
          <text:p/>
        </draw:line>
        <draw:frame draw:style-name="gr7" draw:layer="layout" svg:width="6.1cm" svg:height="0.962cm" svg:x="5.3cm" svg:y="17.2cm">
          <draw:text-box>
            <text:p>Ajouter page web</text:p>
          </draw:text-box>
        </draw:frame>
      </draw:page>
      <draw:page draw:name="page2" draw:style-name="dp1" draw:master-page-name="Standard">
        <draw:frame draw:style-name="gr7" draw:layer="layout" svg:width="4.7cm" svg:height="0.962cm" svg:x="2.5cm" svg:y="1.4cm">
          <draw:text-box>
            <text:p>Site web</text:p>
          </draw:text-box>
        </draw:frame>
        <draw:custom-shape draw:style-name="gr1" draw:text-style-name="P1" draw:layer="layout" svg:width="1cm" svg:height="1.1cm" svg:x="5.2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2.6cm" svg:height="0.9cm" svg:x="4.1cm" svg:y="4.8cm">
          <draw:text-box>
            <text:p><text:span text:style-name="T1">:Internaute</text:span></text:p>
          </draw:text-box>
        </draw:frame>
        <draw:line draw:style-name="gr3" draw:text-style-name="P1" draw:layer="layout" svg:x1="5.7cm" svg:y1="5cm" svg:x2="5.7cm" svg:y2="18.3cm">
          <text:p/>
        </draw:line>
        <draw:line draw:style-name="gr3" draw:text-style-name="P1" draw:layer="layout" svg:x1="13.501cm" svg:y1="4.901cm" svg:x2="13.501cm" svg:y2="18.201cm">
          <text:p/>
        </draw:line>
        <draw:line draw:style-name="gr3" draw:text-style-name="P1" draw:layer="layout" svg:x1="22.401cm" svg:y1="4.901cm" svg:x2="22.401cm" svg:y2="18.201cm">
          <text:p/>
        </draw:line>
        <draw:custom-shape draw:style-name="gr4" draw:text-style-name="P1" draw:layer="layout" svg:width="3.2cm" svg:height="0.8cm" svg:x="12.001cm" svg:y="4.001cm">
          <text:p text:style-name="P1">:System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4.6cm" svg:height="13.199cm" svg:x="2.001cm" svg:y="5.7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3.3cm" svg:height="10.899cm" svg:x="2.801cm" svg:y="7.30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.899cm" svg:height="1.657cm" svg:x="2.001cm" svg:y="5.701cm">
          <draw:text-box>
            <text:p>loop</text:p>
          </draw:text-box>
        </draw:frame>
        <draw:frame draw:style-name="gr7" draw:layer="layout" svg:width="5.9cm" svg:height="0.962cm" svg:x="3.9cm" svg:y="5.8cm">
          <draw:text-box>
            <text:p>[ <text:s/>]</text:p>
          </draw:text-box>
        </draw:frame>
        <draw:frame draw:style-name="gr7" draw:layer="layout" svg:width="2.7cm" svg:height="0.962cm" svg:x="2.901cm" svg:y="7.301cm">
          <draw:text-box>
            <text:p>alt</text:p>
          </draw:text-box>
        </draw:frame>
        <draw:frame draw:style-name="gr7" draw:layer="layout" svg:width="5.9cm" svg:height="0.962cm" svg:x="5.001cm" svg:y="7.301cm">
          <draw:text-box>
            <text:p>[ <text:s text:c="2"/>]</text:p>
          </draw:text-box>
        </draw:frame>
        <draw:custom-shape draw:style-name="gr15" draw:text-style-name="P1" draw:layer="layout" svg:width="20.899cm" svg:height="7cm" svg:x="3.5cm" svg:y="8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8.9cm" svg:height="3.3cm" svg:x="4.4cm" svg:y="9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7cm" svg:height="1.4cm" svg:x="5.3cm" svg:y="13.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cm" svg:y1="10.9cm" svg:x2="23.3cm" svg:y2="10.9cm">
          <text:p/>
        </draw:line>
        <draw:line draw:style-name="gr3" draw:text-style-name="P1" draw:layer="layout" svg:x1="2.8cm" svg:y1="15.8cm" svg:x2="26cm" svg:y2="15.8cm">
          <text:p/>
        </draw:line>
        <draw:line draw:style-name="gr10" draw:text-style-name="P1" draw:layer="layout" svg:x1="5.7cm" svg:y1="14cm" svg:x2="13.6cm" svg:y2="14cm">
          <text:p/>
        </draw:line>
        <draw:line draw:style-name="gr10" draw:text-style-name="P1" draw:layer="layout" svg:x1="5.7cm" svg:y1="10.4cm" svg:x2="13.6cm" svg:y2="10.4cm">
          <text:p/>
        </draw:line>
        <draw:line draw:style-name="gr10" draw:text-style-name="P1" draw:layer="layout" svg:x1="5.7cm" svg:y1="12.1cm" svg:x2="13.6cm" svg:y2="12.1cm">
          <text:p/>
        </draw:line>
        <draw:frame draw:style-name="gr7" draw:layer="layout" svg:width="6.6cm" svg:height="0.962cm" svg:x="6.1cm" svg:y="9.5cm">
          <draw:text-box>
            <text:p>recherche</text:p>
          </draw:text-box>
        </draw:frame>
        <draw:frame draw:style-name="gr7" draw:layer="layout" svg:width="6.6cm" svg:height="0.962cm" svg:x="6.1cm" svg:y="11.046cm">
          <draw:text-box>
            <text:p>recherche</text:p>
          </draw:text-box>
        </draw:frame>
        <draw:line draw:style-name="gr10" draw:text-style-name="P1" draw:layer="layout" svg:x1="5.7cm" svg:y1="17.3cm" svg:x2="13.6cm" svg:y2="17.3cm">
          <text:p/>
        </draw:line>
        <draw:frame draw:style-name="gr7" draw:layer="layout" svg:width="6.2cm" svg:height="0.962cm" svg:x="6.3cm" svg:y="16.2cm">
          <draw:text-box>
            <text:p>Parcourir lis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15:20:37.817000000</meta:creation-date>
    <dc:date>2018-03-18T11:53:27.198643936</dc:date>
    <meta:editing-duration>PT1H33M12S</meta:editing-duration>
    <meta:editing-cycles>11</meta:editing-cycles>
    <meta:generator>LibreOffice/4.3.3.2$Linux_X86_64 LibreOffice_project/430m0$Build-2</meta:generator>
    <dc:creator>user </dc:creator>
    <meta:document-statistic meta:object-count="54"/>
  </office:meta>
</office:document-meta>
</file>